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09cm" svg:height="1.337cm" svg:x="9.476cm" svg:y="1.257cm">
          <text:p text:style-name="P1">DFD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809cm" svg:height="2.809cm" svg:x="9.476cm" svg:y="4.06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6.551cm" svg:height="1.254cm" svg:x="2.524cm" svg:y="8.343cm">
          <text:p text:style-name="P1">dfdx_<text:span text:style-name="T1">α</text:span><text:span text:style-name="T2">_low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51cm" svg:height="1.204cm" svg:x="12.686cm" svg:y="8.343cm">
          <text:p text:style-name="P1">dfdx_nrb_low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81cm" svg:y1="2.594cm" svg:x2="10.88cm" svg:y2="4.064cm" draw:start-shape="id1" draw:start-glue-point="8" draw:end-shape="id2" svg:d="M10881 2594v734h-1v736" svg:viewBox="0 0 2 1471">
          <text:p/>
        </draw:connector>
        <draw:connector draw:style-name="gr3" draw:text-style-name="P1" draw:layer="layout" svg:x1="9.476cm" svg:y1="5.469cm" svg:x2="5.799cm" svg:y2="8.343cm" draw:start-shape="id2" draw:start-glue-point="5" draw:end-shape="id3" svg:d="M9476 5469h-3677v2874" svg:viewBox="0 0 3678 2875">
          <text:p text:style-name="P1">pos_x=1</text:p>
        </draw:connector>
        <draw:connector draw:style-name="gr3" draw:text-style-name="P1" draw:layer="layout" svg:x1="12.285cm" svg:y1="5.469cm" svg:x2="15.961cm" svg:y2="8.343cm" draw:start-shape="id2" draw:start-glue-point="7" draw:end-shape="id4" svg:d="M12285 5469h3676v2874" svg:viewBox="0 0 3677 2875">
          <text:p text:style-name="P1">pos_x<text:span text:style-name="T1">≠</text:span><text:span text:style-name="T2">1</text:span></text:p>
        </draw:connector>
        <draw:custom-shape draw:style-name="gr1" draw:text-style-name="P1" xml:id="id5" draw:id="id5" draw:layer="layout" svg:width="6.551cm" svg:height="1.254cm" svg:x="7.605cm" svg:y="12.488cm">
          <text:p text:style-name="P1">dfdx_i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809cm" svg:height="2.808cm" svg:x="9.476cm" svg:y="15.697cm">
          <text:p text:style-name="P1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7" draw:id="id7" draw:layer="layout" svg:width="6.551cm" svg:height="1.253cm" svg:x="2.524cm" svg:y="19.976cm">
          <text:p text:style-name="P1">dfdx_<text:span text:style-name="T1">α</text:span><text:span text:style-name="T2">_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6.551cm" svg:height="1.203cm" svg:x="12.686cm" svg:y="19.976cm">
          <text:p text:style-name="P1">dfdx_nrb_up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799cm" svg:y1="9.597cm" svg:x2="10.88cm" svg:y2="12.488cm" draw:start-shape="id3" draw:start-glue-point="2" draw:end-shape="id5" draw:end-glue-point="0" svg:d="M5799 9597v1446h5081v1445" svg:viewBox="0 0 5082 2892">
          <text:p/>
        </draw:connector>
        <draw:connector draw:style-name="gr2" draw:text-style-name="P1" draw:layer="layout" svg:x1="15.961cm" svg:y1="9.547cm" svg:x2="10.88cm" svg:y2="12.488cm" draw:start-shape="id4" draw:start-glue-point="2" draw:end-shape="id5" draw:end-glue-point="0" svg:d="M15961 9547v1471h-5081v1470" svg:viewBox="0 0 5082 2942">
          <text:p/>
        </draw:connector>
        <draw:connector draw:style-name="gr2" draw:text-style-name="P1" draw:layer="layout" svg:x1="10.88cm" svg:y1="13.742cm" svg:x2="10.88cm" svg:y2="15.697cm" draw:start-shape="id5" draw:start-glue-point="2" draw:end-shape="id6" svg:d="M10880 13742v1955" svg:viewBox="0 0 1 1956">
          <text:p/>
        </draw:connector>
        <draw:connector draw:style-name="gr3" draw:text-style-name="P1" draw:layer="layout" svg:x1="9.476cm" svg:y1="17.101cm" svg:x2="5.799cm" svg:y2="19.976cm" svg:d="M9476 17101h-3677v2875" svg:viewBox="0 0 3678 2876">
          <text:p text:style-name="P1">pos_x=nprocx</text:p>
        </draw:connector>
        <draw:connector draw:style-name="gr3" draw:text-style-name="P1" draw:layer="layout" svg:x1="12.285cm" svg:y1="17.101cm" svg:x2="15.961cm" svg:y2="19.976cm" svg:d="M12285 17101h3676v2875" svg:viewBox="0 0 3677 2876">
          <text:p text:style-name="P1">pos_x<text:span text:style-name="T1">≠</text:span><text:span text:style-name="T2">nprocx</text:span></text:p>
        </draw:connector>
        <draw:custom-shape draw:style-name="gr1" draw:text-style-name="P1" xml:id="id8" draw:id="id8" draw:layer="layout" svg:width="2.809cm" svg:height="1.337cm" svg:x="9.476cm" svg:y="25.19cm">
          <text:p text:style-name="P1">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799cm" svg:y1="21.229cm" svg:x2="10.88cm" svg:y2="25.19cm" draw:start-shape="id7" draw:start-glue-point="2" draw:end-shape="id8" svg:d="M5799 21229v1980h5081v1981" svg:viewBox="0 0 5082 3962">
          <text:p/>
        </draw:connector>
        <draw:connector draw:style-name="gr2" draw:text-style-name="P1" draw:layer="layout" svg:x1="15.961cm" svg:y1="21.179cm" svg:x2="10.881cm" svg:y2="25.19cm" draw:start-shape="id9" draw:start-glue-point="2" draw:end-shape="id8" draw:end-glue-point="4" svg:d="M15961 21179v2005h-5080v2006" svg:viewBox="0 0 5081 40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en Guilbaud</meta:initial-creator>
    <meta:creation-date>2016-08-24T12:07:01.611719555</meta:creation-date>
    <dc:date>2016-08-24T13:02:36.382673917</dc:date>
    <dc:creator>Adrien Guilbaud</dc:creator>
    <meta:editing-duration>PT40M51S</meta:editing-duration>
    <meta:editing-cycles>2</meta:editing-cycles>
    <meta:generator>LibreOffice/4.2.8.2$Linux_X86_64 LibreOffice_project/420$Build-2</meta:generator>
    <meta:document-statistic meta:object-count="19"/>
  </office:meta>
</office:document-meta>
</file>